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300x300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558" calcext:value-type="float" table:number-columns-spanned="2" table:number-rows-spanned="1">
            <text:p>5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540" calcext:value-type="float" table:number-columns-spanned="2" table:number-rows-spanned="1">
            <text:p>54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806.66526036036" calcext:value-type="currency">
            <text:p>$806,67</text:p>
          </table:table-cell>
          <table:table-cell table:style-name="ce29" table:formula="of:=[.B18]*74.5" office:value-type="currency" office:currency="RUB" office:value="60096.5618968468" calcext:value-type="currency">
            <text:p>60 096,56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4" calcext:value-type="float">
            <text:p>0,40</text:p>
          </table:table-cell>
          <table:table-cell table:style-name="ce26" table:formula="of:=[.B17]*[.C17]*[.D17]" office:value-type="currency" office:currency="USD" office:value="21.032" calcext:value-type="currency">
            <text:p>$21,03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72" calcext:value-type="float">
            <text:p>1,72</text:p>
          </table:table-cell>
          <table:table-cell table:style-name="ce26" table:formula="of:=[.B23]*[.C23]*[.D23]" office:value-type="currency" office:currency="USD" office:value="7.568" calcext:value-type="currency">
            <text:p>$7,57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5" calcext:value-type="float">
            <text:p>0,35</text:p>
          </table:table-cell>
          <table:table-cell table:style-name="ce26" table:formula="of:=[.B25]*[.C25]*[.D25]" office:value-type="currency" office:currency="USD" office:value="63.0466666666667" calcext:value-type="currency">
            <text:p>$63,05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5" calcext:value-type="float">
            <text:p>0,50</text:p>
          </table:table-cell>
          <table:table-cell table:style-name="ce26" table:formula="of:=[.B31]*[.C31]*[.D31]" office:value-type="currency" office:currency="USD" office:value="5.43333333333333" calcext:value-type="currency">
            <text:p>$5,43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84" calcext:value-type="float">
            <text:p>0,84</text:p>
          </table:table-cell>
          <table:table-cell table:style-name="ce26" table:formula="of:=[.B32]*[.C32]*[.D32]" office:value-type="currency" office:currency="USD" office:value="3.696" calcext:value-type="currency">
            <text:p>$3,70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4" calcext:value-type="float">
            <text:p>4</text:p>
          </table:table-cell>
          <table:table-cell table:style-name="ce49"/>
          <table:table-cell table:style-name="ce26" table:formula="of:=[.B35]*[.C35]" office:value-type="currency" office:currency="USD" office:value="16.52" calcext:value-type="currency">
            <text:p>$16,52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1" calcext:value-type="float">
            <text:p>1</text:p>
          </table:table-cell>
          <table:table-cell table:style-name="ce47"/>
          <table:table-cell table:style-name="ce26" table:formula="of:=[.B44]*[.C44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0" calcext:value-type="float">
            <text:p>0</text:p>
          </table:table-cell>
          <table:table-cell table:style-name="ce47"/>
          <table:table-cell table:style-name="ce26" table:formula="of:=[.B45]*[.C4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1" calcext:value-type="float">
            <text:p>1</text:p>
          </table:table-cell>
          <table:table-cell table:style-name="ce47"/>
          <table:table-cell table:style-name="ce26" table:formula="of:=[.B51]*[.C51]" office:value-type="currency" office:currency="USD" office:value="69.99" calcext:value-type="currency">
            <text:p>$69,99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0" calcext:value-type="float">
            <text:p>0</text:p>
          </table:table-cell>
          <table:table-cell table:style-name="ce47"/>
          <table:table-cell table:style-name="ce26" table:formula="of:=[.B52]*[.C5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COM.MICROSOFT.FLOOR.PRECISE(IF([$Расчёты.B17]&gt;=300;3;2)*IF([$Расчёты.B18]&gt;=300;3;2);2)" office:value-type="float" office:value="8" calcext:value-type="float">
            <text:p>8</text:p>
          </table:table-cell>
          <table:table-cell table:style-name="ce47"/>
          <table:table-cell table:style-name="ce26" table:formula="of:=[.B58]*[.C58]" office:value-type="currency" office:currency="USD" office:value="1.4" calcext:value-type="currency">
            <text:p>$1,40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0" calcext:value-type="float">
            <text:p>0</text:p>
          </table:table-cell>
          <table:table-cell table:style-name="ce47"/>
          <table:table-cell table:style-name="ce26" table:formula="of:=[.B60]*[.C6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1" calcext:value-type="float">
            <text:p>1</text:p>
          </table:table-cell>
          <table:table-cell table:style-name="ce47"/>
          <table:table-cell table:style-name="ce26" table:formula="of:=[.B61]*[.C61]" office:value-type="currency" office:currency="USD" office:value="34.1891891891892" calcext:value-type="currency">
            <text:p>$34,19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3" calcext:value-type="float">
            <text:p>0,30</text:p>
          </table:table-cell>
          <table:table-cell table:style-name="ce26" table:formula="of:=[.B77]*[.C77]*[.D77]" office:value-type="currency" office:currency="USD" office:value="0.98027027027027" calcext:value-type="currency">
            <text:p>$0,98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COM.MICROSOFT.IFS([$Настройки.B2]=[$БД.A7];1;1;0)" office:value-type="float" office:value="0" calcext:value-type="float">
            <text:p>0</text:p>
          </table:table-cell>
          <table:table-cell table:style-name="ce47"/>
          <table:table-cell table:style-name="ce26" table:formula="of:=[.B79]*[.C7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4.469522522523" calcext:value-type="currency" table:number-columns-spanned="2" table:number-rows-spanned="2">
            <text:p>$674,47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4" calcext:value-type="float">
            <text:p>4</text:p>
          </table:table-cell>
          <table:table-cell table:style-name="ce55" table:formula="of:=[.E19]*[.F19]" office:value-type="float" office:value="475.6272" calcext:value-type="float">
            <text:p>475,63</text:p>
          </table:table-cell>
          <table:table-cell table:style-name="ce28" table:formula="of:=[.E19]*[.F19]*[$Настройки.$B$13]/1000" office:value-type="currency" office:currency="USD" office:value="17.3539654054054" calcext:value-type="currency">
            <text:p>$17,35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8" calcext:value-type="float">
            <text:p>8</text:p>
          </table:table-cell>
          <table:table-cell table:style-name="ce55" table:formula="of:=[.E21]*[.F21]" office:value-type="float" office:value="111.2256" calcext:value-type="float">
            <text:p>111,23</text:p>
          </table:table-cell>
          <table:table-cell table:style-name="ce28" table:formula="of:=[.E21]*[.F21]*[$Настройки.$B$13]/1000" office:value-type="currency" office:currency="USD" office:value="4.05823135135135" calcext:value-type="currency">
            <text:p>$4,06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8" calcext:value-type="float">
            <text:p>8</text:p>
          </table:table-cell>
          <table:table-cell table:style-name="ce55" table:formula="of:=[.E22]*[.F22]" office:value-type="float" office:value="77.2992" calcext:value-type="float">
            <text:p>77,30</text:p>
          </table:table-cell>
          <table:table-cell table:style-name="ce28" table:formula="of:=[.E22]*[.F22]*[$Настройки.$B$13]/1000" office:value-type="currency" office:currency="USD" office:value="2.82037621621622" calcext:value-type="currency">
            <text:p>$2,8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8" calcext:value-type="float">
            <text:p>8</text:p>
          </table:table-cell>
          <table:table-cell table:style-name="ce55" table:formula="of:=[.E23]*[.F23]" office:value-type="float" office:value="113.8464" calcext:value-type="float">
            <text:p>113,85</text:p>
          </table:table-cell>
          <table:table-cell table:style-name="ce28" table:formula="of:=[.E23]*[.F23]*[$Настройки.$B$13]/1000" office:value-type="currency" office:currency="USD" office:value="4.15385513513514" calcext:value-type="currency">
            <text:p>$4,15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498.674" calcext:value-type="float">
            <text:p>1 498,67</text:p>
          </table:table-cell>
          <table:table-cell table:style-name="ce61" table:formula="of:=SUM([.H2:.H25])" office:value-type="currency" office:currency="USD" office:value="54.6813486486486" calcext:value-type="currency">
            <text:p>$54,68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5" calcext:value-type="float">
            <text:p>0,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2.6708108108108" calcext:value-type="currency">
            <text:p>$12,6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55" calcext:value-type="float">
            <text:p>0,5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5.84881081081081" calcext:value-type="currency">
            <text:p>$5,85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43" calcext:value-type="float">
            <text:p>0,4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50994054054054" calcext:value-type="currency">
            <text:p>$2,5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51" calcext:value-type="float">
            <text:p>0,5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2.87634054054054" calcext:value-type="currency">
            <text:p>$2,8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51" calcext:value-type="float">
            <text:p>0,5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5.48241081081081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5" calcext:value-type="float">
            <text:p>0,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5.39081081081081" calcext:value-type="currency">
            <text:p>$5,39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4" calcext:value-type="float">
            <text:p>4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8.35575135135135" calcext:value-type="currency">
            <text:p>$8,3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4" calcext:value-type="float">
            <text:p>0,4</text:p>
          </table:table-cell>
          <table:table-cell table:style-name="ce22" table:formula="of:=[.D10]/2" office:value-type="float" office:value="2" calcext:value-type="float">
            <text:p>2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10.2988108108108" calcext:value-type="currency">
            <text:p>$10,3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7" calcext:value-type="float">
            <text:p>0,37</text:p>
          </table:table-cell>
          <table:table-cell table:style-name="ce22" table:formula="of:=[$'Покупные изделия'.C58]/2" office:value-type="float" office:value="4" calcext:value-type="float">
            <text:p>4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8.12975135135135" calcext:value-type="currency">
            <text:p>$8,1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4" calcext:value-type="float">
            <text:p>0,4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1.78918918918919" calcext:value-type="currency">
            <text:p>$1,79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77.5143891891892" calcext:value-type="currency">
            <text:p>$77,5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4" calcext:value-type="float">
            <text:p>4</text:p>
          </table:table-cell>
          <table:table-cell table:style-name="ce20" table:formula="of:=[.B6]*[.C6]" office:value-type="float" office:value="43.2" calcext:value-type="float">
            <text:p>43,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3" calcext:value-type="float">
            <text:p>0,3</text:p>
          </table:table-cell>
          <table:table-cell table:style-name="ce20" table:formula="of:=[.B12]*[.C12]" office:value-type="float" office:value="4.5" calcext:value-type="float">
            <text:p>4,5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208.5" calcext:value-type="float">
            <text:p>208,5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50" calcext:value-type="float">
            <text:p>3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4" calcext:value-type="float">
            <text:p>4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4" calcext:value-type="float">
            <text:p>0,4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4" calcext:value-type="float">
            <text:p>0,4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7" calcext:value-type="float">
            <text:p>0,37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55" calcext:value-type="float">
            <text:p>0,5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54" calcext:value-type="float">
            <text:p>0,54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8T17:40:03.676000000</dc:date>
    <meta:editing-duration>P5DT7H36M20S</meta:editing-duration>
    <meta:editing-cycles>178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